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officeooo:paragraph-rsid="0006ae5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officeooo:paragraph-rsid="000a0902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officeooo:paragraph-rsid="000a1fb8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officeooo:paragraph-rsid="000d1eb8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fo:font-style="normal" fo:font-weight="normal" officeooo:paragraph-rsid="0006ae5d" style:font-style-asian="normal" style:font-weight-asian="normal" style:font-style-complex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00%" fo:text-align="start" style:justify-single-word="false"/>
      <style:text-properties style:font-name="Liberation Serif" officeooo:paragraph-rsid="000d1eb8" style:font-name-complex="Liberation Serif"/>
    </style:style>
    <style:style style:name="T1" style:family="text">
      <style:text-properties style:font-name="Liberation Serif" fo:font-size="12pt" fo:language="en" fo:country="US" style:font-size-asian="12pt" style:font-name-complex="Liberation Serif1" style:font-size-complex="12pt"/>
    </style:style>
    <style:style style:name="T2" style:family="text">
      <style:text-properties style:font-name="Liberation Serif" fo:font-size="12pt" fo:language="en" fo:country="US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3" style:family="text">
      <style:text-properties style:font-name="Liberation Serif" fo:font-size="12pt" fo:language="en" fo:country="US" fo:font-weight="bold" style:font-size-asian="12pt" style:font-weight-asian="bold" style:font-name-complex="Liberation Serif1" style:font-size-complex="12pt" style:font-weight-complex="bold"/>
    </style:style>
    <style:style style:name="T4" style:family="text">
      <style:text-properties style:font-name="Liberation Serif" fo:font-size="12pt" style:font-size-asian="12pt" style:font-name-complex="Liberation Serif1" style:font-size-complex="12pt"/>
    </style:style>
    <style:style style:name="T5" style:family="text">
      <style:text-properties style:font-name="Liberation Serif" fo:font-size="12pt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Liberation Serif" style:font-name-complex="Liberation Serif"/>
    </style:style>
    <style:style style:name="T16" style:family="text">
      <style:text-properties style:font-name="Liberation Serif" fo:font-size="12pt" fo:font-style="italic" fo:font-weight="bold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17" style:family="text">
      <style:text-properties style:font-name="Liberation Serif" fo:font-size="12pt" fo:font-style="normal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18" style:family="text">
      <style:text-properties style:font-name="Liberation Serif" fo:font-size="12pt" fo:language="en" fo:country="US" fo:font-style="italic" fo:font-weight="bold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19" style:family="text">
      <style:text-properties style:font-name="Liberation Serif" fo:font-size="12pt" fo:language="en" fo:country="US" style:font-size-asian="12pt" style:font-name-complex="Liberation Serif" style:font-size-complex="12pt"/>
    </style:style>
    <style:style style:name="T20" style:family="text">
      <style:text-properties style:font-name="Liberation Serif" fo:font-size="12pt" style:font-size-asian="12pt" style:font-name-complex="Liberation Serif" style:font-size-complex="12pt"/>
    </style:style>
    <style:style style:name="T21" style:family="text">
      <style:text-properties style:font-name="Liberation Serif" fo:font-style="italic" fo:font-weight="bold" style:font-name-complex="Liberation Serif"/>
    </style:style>
    <style:style style:name="T22" style:family="text">
      <style:text-properties style:font-name="Liberation Serif" fo:font-style="italic" style:font-name-complex="Liberation Serif"/>
    </style:style>
    <style:style style:name="T23" style:family="text">
      <style:text-properties style:font-name="Liberation Serif" style:text-underline-style="solid" style:text-underline-width="auto" style:text-underline-color="font-color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Emphasis"><text:span text:style-name="Strong_20_Emphasis"><text:span text:style-name="T20">Аронсон О.В., </text:span></text:span></text:span><text:span text:style-name="T20">к. филос. н., старший научный сотрудник сектора эстетики, Институт философии РАН, Москва, </text:span><text:a xlink:type="simple" xlink:href="mailto:olegaronson@yandex.ru" text:style-name="Internet_20_link" text:visited-style-name="Visited_20_Internet_20_Link"><text:span text:style-name="T20">olegaronson@yandex.ru﻿</text:span></text:a></text:p>
      <text:p text:style-name="Text_20_body"><text:span text:style-name="Emphasis"><text:span text:style-name="Strong_20_Emphasis"><text:span text:style-name="T15">Aronson O.V.</text:span></text:span></text:span><text:span text:style-name="T15">, PhD, senior research fellow of the Department of Aesthetics, RAS Institute of Philosophy, Moscow, Russian Federation</text:span></text:p>
      <text:p text:style-name="Text_20_body"><text:span text:style-name="T21">Ахутин А.В.</text:span><text:span text:style-name="T15">, к. х. н, независимый исследователь, </text:span><text:a xlink:type="simple" xlink:href="mailto:akhutin@gmail.com" text:style-name="Internet_20_link" text:visited-style-name="Visited_20_Internet_20_Link"><text:span text:style-name="T15">akhutin@gmail.com</text:span></text:a><text:span text:style-name="T15"><text:line-break/></text:span><text:span text:style-name="T21">Akhutin A.V.</text:span><text:span text:style-name="T15">, PhD in Chemistry, independent researcher</text:span></text:p>
      <text:p text:style-name="Text_20_body"><text:span text:style-name="Strong_20_Emphasis"><text:span text:style-name="T22">Бардинова С.С., </text:span></text:span><text:span text:style-name="T15">студентка 4-го курса ФГБОУ ВО «ГАУГН», философский факультет, Москва, </text:span><text:a xlink:type="simple" xlink:href="mailto:elgoose@mail.ru" text:style-name="Internet_20_link" text:visited-style-name="Visited_20_Internet_20_Link"><text:span text:style-name="T23">elgoose@mail.ru</text:span></text:a><text:span text:style-name="T15"><text:line-break/></text:span><text:span text:style-name="T21">Bardinova S.S., </text:span><text:span text:style-name="T15">4th year student of State Academic University for Humanities, faculty of Philosophy, Moscow, Russian Federation</text:span></text:p>
      <text:p text:style-name="Text_20_body"><text:span text:style-name="T21">Блюхер Ф. Н.</text:span><text:span text:style-name="T15">, к. филос. н., в. н. с., Институт философии РАН, руководитель сектора философских проблем социальных и гуманитарных наук, Москва, </text:span><text:a xlink:type="simple" xlink:href="mailto:obluher@gmail.com" text:style-name="Internet_20_link" text:visited-style-name="Visited_20_Internet_20_Link"><text:span text:style-name="T15">obluher@gmail.com</text:span></text:a><text:span text:style-name="T15"><text:line-break/></text:span><text:span text:style-name="T21">Blucher F.N.</text:span><text:span text:style-name="T15">, PhD, Leading Researcher, Head of the Department of Philosophical Problems of Social and Humanitarian SciencesInstitute of Philosophy, RAS Institute of Philosophy, Moscow, Russian Federation</text:span></text:p>
      <text:p text:style-name="Text_20_body"><text:span text:style-name="T21">Голубович К.</text:span><text:span text:style-name="T15">, к. ф. н., писатель, переводчик, литературный критик, редактор издательства «Логос», </text:span><text:a xlink:type="simple" xlink:href="mailto:letterra@yandex.ru" text:style-name="Internet_20_link" text:visited-style-name="Visited_20_Internet_20_Link"><text:span text:style-name="T15">letterra@yandex.ru</text:span></text:a><text:span text:style-name="T15"><text:line-break/></text:span><text:span text:style-name="T21">Golubovich K.</text:span><text:span text:style-name="T15">, candidate of philological sciences, writer, translator, literary critic, editor of Logos publishing house</text:span></text:p>
      <text:p text:style-name="Text_20_body"><text:span text:style-name="T21">Мурзин Н.Н.</text:span><text:span text:style-name="T15">, к. филос. н., научный сотрудник Центра философских проблем социальных и гуманитарных наук Института философии РАН, Москва, </text:span><text:a xlink:type="simple" xlink:href="mailto:shywriter@yandex.ru" text:style-name="Internet_20_link" text:visited-style-name="Visited_20_Internet_20_Link"><text:span text:style-name="T15">shywriter@yandex.ru</text:span></text:a><text:span text:style-name="T15"><text:line-break/></text:span><text:span text:style-name="T21">Murzin N.N.</text:span><text:span text:style-name="T15">, Ph.D., research fellow of the Departmentof Philosophical Problems of Social and Humanitarian SciencesInstitute of Philosophy, RAS Institute of Philosophy, Moscow, Russian Federation﻿﻿</text:span></text:p>
      <text:p text:style-name="Text_20_body"><text:span text:style-name="T21">Неретина С.С.</text:span><text:span text:style-name="T15">, д. филос. н., Институт философии РАН, Москва, главный научный сотрудник, профессор, главный редактор журнала Vox, </text:span><text:a xlink:type="simple" xlink:href="mailto:abaelardus@mail.ru" text:style-name="Internet_20_link" text:visited-style-name="Visited_20_Internet_20_Link"><text:span text:style-name="T15">abaelardus@mail.ru</text:span></text:a><text:span text:style-name="T15"><text:line-break/></text:span><text:span text:style-name="T21">Neretina S.S.</text:span><text:span text:style-name="T15">, DPhi, Institute of Philosophy of Russian Academy of Science, Chief Scientific Researcher, Professor, Chief editor of journal “Vox”</text:span></text:p>
      <text:p text:style-name="Text_20_body"><text:span text:style-name="T21">Парамонов А.А.</text:span><text:span text:style-name="T15">, к. филос. н., научный сотрудник, руководитель сектора аналитической антропологии, Институт философии РАН, Москва, </text:span><text:a xlink:type="simple" xlink:href="mailto:andrei-paramonov@yandex.ru" text:style-name="Internet_20_link" text:visited-style-name="Visited_20_Internet_20_Link"><text:span text:style-name="T15">andrei-paramonov@yandex.ru</text:span></text:a><text:span text:style-name="T15"><text:line-break/></text:span><text:span text:style-name="Emphasis"><text:span text:style-name="Strong_20_Emphasis"><text:span text:style-name="T15">Paramonov A.A.</text:span></text:span></text:span><text:span text:style-name="T15">, PhD in Philosophy, research fellow, head of the Analytical Anthropology Sector RAS Institute of Philosophy, Russian Federation, Moscow, Russian Federation</text:span></text:p>
      <text:p text:style-name="Text_20_body"><text:span text:style-name="Emphasis"><text:span text:style-name="Strong_20_Emphasis"><text:span text:style-name="T15">Шаропова Н. Р.</text:span></text:span></text:span><text:span text:style-name="T15">, младший научный сотрудник сектора эстетики, Институт философии РАН, Москва, </text:span><text:a xlink:type="simple" xlink:href="mailto:nrsharopova@gmail.com" text:style-name="Internet_20_link" text:visited-style-name="Visited_20_Internet_20_Link"><text:span text:style-name="T15">nrsharopova@gmail.com</text:span></text:a><text:span text:style-name="T15"><text:line-break/></text:span><text:span text:style-name="T21">Sharopova N.R.</text:span><text:span text:style-name="T15">, Research Fellow of the Department of Aesthetics, RAS Institute of Philosophy, Moscow, Russian Federation﻿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21:47:07.365351009</meta:creation-date>
    <dc:date>2023-12-29T22:34:06.249144245</dc:date>
    <meta:editing-duration>PT46M52S</meta:editing-duration>
    <meta:editing-cycles>14</meta:editing-cycles>
    <meta:generator>LibreOffice/7.3.7.2$Linux_X86_64 LibreOffice_project/e114eadc50a9ff8d8c8a0567d6da8f454beeb84f</meta:generator>
    <meta:document-statistic meta:table-count="0" meta:image-count="0" meta:object-count="0" meta:page-count="1" meta:paragraph-count="10" meta:word-count="305" meta:character-count="2414" meta:non-whitespace-character-count="2123"/>
  </office:meta>
</office:document-meta>
</file>